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edium" fo:font-size="40pt" fo:font-weight="bold" officeooo:rsid="00045963" officeooo:paragraph-rsid="00045963" style:font-size-asian="40pt" style:font-weight-asian="bold" style:font-size-complex="40pt" style:font-weight-complex="bold"/>
    </style:style>
    <style:style style:name="T1" style:family="text">
      <style:text-properties fo:color="#0000cc"/>
    </style:style>
    <style:style style:name="T2" style:family="text">
      <style:text-properties fo:color="#cc0000"/>
    </style:style>
    <style:style style:name="T3" style:family="text">
      <style:text-properties fo:color="#ffff00"/>
    </style:style>
    <style:style style:name="T4" style:family="text">
      <style:text-properties fo:color="#ffcc00"/>
    </style:style>
    <style:style style:name="T5" style:family="text">
      <style:text-properties fo:color="#ffcc00" fo:background-color="#ffffff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color="#009933"/>
    </style:style>
    <style:style style:name="T8" style:family="text">
      <style:text-properties fo:color="#00cc33"/>
    </style:style>
    <style:style style:name="T9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</text:span><text:span text:style-name="T2">-</text:span><text:span text:style-name="T4">N</text:span><text:span text:style-name="T1">a</text:span><text:span text:style-name="T8">v</text:span><text:span text:style-name="T2">-</text:span><text:span text:style-name="T1">P</text:span><text:span text:style-name="T2">r</text:span><text:span text:style-name="T4">á</text:span><text:span text:style-name="T1">c</text:span><text:span text:style-name="T8">t</text:span><text:span text:style-name="T2">i</text:span><text:span text:style-name="T1">c</text:span><text:span text:style-name="T2">a</text:span><text:span text:style-name="T4">-</text:span><text:span text:style-name="T1">H</text:span><text:span text:style-name="T8">o</text:span><text:span text:style-name="T2">t</text:span><text:span text:style-name="T1">e</text:span><text:span text:style-name="T2">l</text:span><text:span text:style-name="T5">e</text:span>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9:45:03.842806840</meta:creation-date>
    <dc:date>2016-05-07T19:51:34.53814102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4.2.8.2$Linux_X86_64 LibreOffice_project/420m0$Build-2</meta:generator>
  </office:meta>
</office:document-meta>
</file>